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ans Mono" svg:font-family="'Bitstream Vera Sans Mon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86cm"/>
    </style:style>
    <style:style style:name="co2" style:family="table-column">
      <style:table-column-properties fo:break-before="auto" style:column-width="5.02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Bitstream Vera Sans Mono" fo:font-size="9pt" fo:language="en" fo:country="US" fo:font-style="normal" fo:text-shadow="none" style:text-underline-style="none" fo:font-weight="normal" style:text-underline-mode="continuous" style:text-line-through-mode="continuous" style:font-name-asian="Bitstream Vera Sans Mono" style:font-size-asian="9pt" style:language-asian="en" style:country-asian="US" style:font-style-asian="normal" style:font-weight-asian="normal" style:font-name-complex="Bitstream Vera Sans Mono" style:font-size-complex="5.09999990463257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>
            <text:p>Número de clasificadores</text:p>
          </table:table-cell>
          <table:table-cell table:style-name="Default" office:value-type="string">
            <text:p>Error de entrenamiento</text:p>
          </table:table-cell>
          <table:table-cell table:style-name="Default" office:value-type="string">
            <text:p>Error de tes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.56">
            <text:p>20,56</text:p>
          </table:table-cell>
          <table:table-cell office:value-type="float" office:value="14.29">
            <text:p>14,2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.53">
            <text:p>16,53</text:p>
          </table:table-cell>
          <table:table-cell office:value-type="float" office:value="22.22">
            <text:p>22,2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.69">
            <text:p>11,69</text:p>
          </table:table-cell>
          <table:table-cell office:value-type="float" office:value="12.7">
            <text:p>12,7</text:p>
          </table:table-cell>
          <table:table-cell/>
          <table:table-cell>
            <draw:frame table:end-cell-address="Hoja1.M20" table:end-x="0.144cm" table:end-y="0.344cm" draw:z-index="0" draw:style-name="gr1" svg:width="16.5cm" svg:height="7.489cm" svg:x="1.709cm" svg:y="0.053cm">
              <draw:object draw:notify-on-update-of-ranges="Hoja1.A2:Hoja1.A101 Hoja1.B1:Hoja1.B1 Hoja1.B2:Hoja1.B101 Hoja1.C1:Hoja1.C1 Hoja1.C2:Hoja1.C1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.29">
            <text:p>11,29</text:p>
          </table:table-cell>
          <table:table-cell office:value-type="float" office:value="15.87">
            <text:p>15,87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27">
            <text:p>9,27</text:p>
          </table:table-cell>
          <table:table-cell office:value-type="float" office:value="14.29">
            <text:p>14,29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.06">
            <text:p>8,06</text:p>
          </table:table-cell>
          <table:table-cell office:value-type="float" office:value="11.11">
            <text:p>11,11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66">
            <text:p>7,66</text:p>
          </table:table-cell>
          <table:table-cell office:value-type="float" office:value="7.94">
            <text:p>7,9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44">
            <text:p>4,44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23">
            <text:p>3,23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42">
            <text:p>2,42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02">
            <text:p>2,02</text:p>
          </table:table-cell>
          <table:table-cell office:value-type="float" office:value="4.76">
            <text:p>4,7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61">
            <text:p>1,61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.02">
            <text:p>2,02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4">
            <text:p>0,4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 Mono" svg:font-family="'Bitstream Vera Sans Mon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/05/2010</text:date>, <text:time>10:11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19T23:31:36</meta:creation-date>
    <dc:date>2010-05-20T10:11:21</dc:date>
    <meta:editing-duration>PT01H13M02S</meta:editing-duration>
    <meta:editing-cycles>3</meta:editing-cycles>
    <meta:generator>OpenOffice.org/3.0$Linux OpenOffice.org_project/300m15$Build-9379</meta:generator>
    <meta:document-statistic meta:table-count="3" meta:cell-count="303" meta:object-count="1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b-spline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ff3333" draw:fill-color="#ff3333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0099ff" draw:fill-color="#0099ff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6.501cm" svg:height="7.49cm" chart:class="chart:line" chart:style-name="ch1">
        <chart:legend chart:legend-position="end" svg:x="12.557cm" svg:y="3.276cm" chart:style-name="ch2"/>
        <chart:plot-area chart:style-name="ch3" table:cell-range-address="Hoja1.A1:Hoja1.C101" chart:data-source-has-labels="both" svg:x="0.458cm" svg:y="0.148cm" svg:width="11.77cm" svg:height="7.095cm">
          <chart:axis chart:dimension="x" chart:name="primary-x" chart:style-name="ch4">
            <chart:title svg:x="4.804cm" svg:y="6.821cm" chart:style-name="ch5">
              <text:p>número de clasificadores</text:p>
            </chart:title>
            <chart:categories table:cell-range-address="Hoja1.A2:Hoja1.A101"/>
          </chart:axis>
          <chart:axis chart:dimension="y" chart:name="primary-y" chart:style-name="ch4">
            <chart:title svg:x="0.331cm" svg:y="4.785cm" chart:style-name="ch6">
              <text:p>porcentaje de error</text:p>
            </chart:title>
            <chart:grid chart:style-name="ch7" chart:class="major"/>
          </chart:axis>
          <chart:series chart:style-name="ch8" chart:values-cell-range-address="Hoja1.B2:Hoja1.B101" chart:label-cell-address="Hoja1.B1:Hoja1.B1" chart:class="chart:line">
            <chart:data-point chart:repeated="100"/>
          </chart:series>
          <chart:series chart:style-name="ch9" chart:values-cell-range-address="Hoja1.C2:Hoja1.C101" chart:label-cell-address="Hoja1.C1:Hoja1.C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B1:Hoja1.B1">Error de entrenamiento</text:p>
              </table:table-cell>
              <table:table-cell office:value-type="string">
                <text:p text:id="Hoja1.C1:Hoja1.C1">Error de test</text:p>
              </table:table-cell>
            </table:table-row>
          </table:table-header-rows>
          <table:table-rows>
            <table:table-row>
              <table:table-cell office:value-type="string">
                <text:p text:id="Hoja1.A2:Hoja1.A101">1</text:p>
              </table:table-cell>
              <table:table-cell office:value-type="float" office:value="20.56">
                <text:p text:id="Hoja1.B2:Hoja1.B101">20.56</text:p>
              </table:table-cell>
              <table:table-cell office:value-type="float" office:value="14.29">
                <text:p text:id="Hoja1.C2:Hoja1.C101">14.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53">
                <text:p>16.53</text:p>
              </table:table-cell>
              <table:table-cell office:value-type="float" office:value="22.22">
                <text:p>22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69">
                <text:p>11.6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29">
                <text:p>11.29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27">
                <text:p>9.27</text:p>
              </table:table-cell>
              <table:table-cell office:value-type="float" office:value="14.29">
                <text:p>14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06">
                <text:p>8.06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66">
                <text:p>7.66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4">
                <text:p>4.4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3">
                <text:p>3.23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2">
                <text:p>2.42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2">
                <text:p>2.02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1">
                <text:p>1.61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2">
                <text:p>2.02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">
                <text:p>0.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